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742cm" fo:min-width="2.713cm" draw:shadow="hidden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width="0cm" svg:stroke-color="#000000" draw:marker-start-width="0.516cm" draw:marker-end-width="0.516cm" draw:fill="solid" draw:fill-color="#000000" loext:fill-use-slide-background="false" draw:opacity="100%" draw:textarea-horizontal-align="justify" draw:textarea-vertical-align="middle" draw:auto-grow-height="false" fo:min-height="3.956cm" fo:min-width="3.706cm" fo:padding-top="0.229cm" fo:padding-bottom="0.229cm" fo:padding-left="0.354cm" fo:padding-right="0.354cm" draw:shadow="hidden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 draw:opacity="100%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587cm" svg:height="0.37cm" svg:x="0.207cm" svg:y="0.533cm" svg:viewBox="0 0 588 371" svg:d="M5 244l-5 5c0-2 0-3 0-5 0-48 14-95 39-137 26-41 63-76 108-100 5-2 9-5 14-7 11 11 24 20 37 28 29 17 62 26 96 26 33 0 66-9 96-26 13-8 26-17 37-28 5 2 9 5 14 7 45 24 82 59 107 100 26 41 39 87 40 134l-75 69-194 61-124-9-120-53z">
            <text:p/>
          </draw:path>
          <draw:custom-shape draw:style-name="gr2" draw:text-style-name="P1" draw:layer="layout" svg:width="0.297cm" svg:height="0.297cm" svg:x="0.352cm" svg:y="0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" draw:text-style-name="P2" draw:layer="layout" svg:width="0.834cm" svg:height="0.834cm" svg:x="0.083cm" svg:y="0.083cm" svg:viewBox="0 0 835 835" svg:d="M821 526c-10 35-24 69-42 100-18 32-41 61-66 87-26 25-55 48-87 66-31 18-65 32-100 42-36 9-72 14-108 14-37 0-73-5-109-14-35-10-69-24-100-42-32-18-61-41-87-66-25-26-48-55-66-87-18-31-32-65-42-100-9-36-14-72-14-108 0-37 5-73 14-109 10-35 24-69 42-100 18-32 41-61 66-87 26-25 55-48 87-66 31-18 65-32 100-42 36-9 72-14 108-14 37 0 73 5 109 14 35 10 69 24 100 42 32 18 61 41 87 66 25 26 48 55 66 87 18 31 32 65 42 100 9 36 14 72 14 109 0 36-5 72-14 108zM41 518c9 33 22 65 39 95 17 29 38 56 62 80s51 45 80 62c30 17 62 30 95 39 32 9 66 14 101 14 34 0 68-5 100-14 33-9 65-22 95-39 29-17 56-38 80-62s45-51 62-80c17-30 30-62 39-95 9-32 14-66 14-100 0-35-5-69-14-101-9-33-22-65-39-95-17-29-38-56-62-80s-51-45-80-62c-30-17-62-30-95-39-32-9-66-14-101-14-34 0-68 5-100 14-33 9-65 22-95 39-29 17-56 38-80 62s-45 51-62 80c-17 30-30 62-39 95-9 32-14 66-14 101 0 34 5 68 14 100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1:05:47.145001487</meta:creation-date>
    <dc:date>2023-02-27T08:55:32.511727358</dc:date>
    <meta:editing-duration>PT1H6M53S</meta:editing-duration>
    <meta:editing-cycles>11</meta:editing-cycles>
    <meta:generator>LibreOffice/7.4.0.3$MacOSX_X86_64 LibreOffice_project/f85e47c08ddd19c015c0114a68350214f7066f5a</meta:generator>
    <meta:document-statistic meta:object-count="4"/>
  </office:meta>
</office:document-meta>
</file>